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3.009cm"/>
    </style:style>
    <style:style style:name="Tabella4.C" style:family="table-column">
      <style:table-column-properties style:column-width="3.11cm"/>
    </style:style>
    <style:style style:name="Tabella4.D" style:family="table-column">
      <style:table-column-properties style:column-width="4.796cm"/>
    </style:style>
    <style:style style:name="Tabella4.E" style:family="table-column">
      <style:table-column-properties style:column-width="2.81cm"/>
    </style:style>
    <style:style style:name="Tabella4.F" style:family="table-column">
      <style:table-column-properties style:column-width="8.401cm"/>
    </style:style>
    <style:style style:name="Tabella4.G" style:family="table-column">
      <style:table-column-properties style:column-width="2.282cm"/>
    </style:style>
    <style:style style:name="Tabella4.H" style:family="table-column">
      <style:table-column-properties style:column-width="1.679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6ba70" officeooo:paragraph-rsid="0016ba7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T10" style:family="text">
      <style:text-properties officeooo:rsid="0017ddf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<text:span text:style-name="T10">NUM</text:span>.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round(item.unit_amount, 3)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round(item.intervent_total, 3)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</text:span></text:a><text:span text:style-name="MT5"> <text:s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3-06T15:26:35.561841616</dc:date>
    <meta:editing-duration>P5DT6H48M48S</meta:editing-duration>
    <meta:editing-cycles>397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4" meta:character-count="867" meta:non-whitespace-character-count="802"/>
    <meta:user-defined meta:name="Info 1"/>
    <meta:user-defined meta:name="Info 2"/>
    <meta:user-defined meta:name="Info 3"/>
    <meta:user-defined meta:name="Info 4"/>
  </office:meta>
</office:document-meta>
</file>